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ac3a2" officeooo:paragraph-rsid="000ac3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@raspberrypi:~ $ cd Desktop/prosjektoppgave/prosjektoppgave/</text:p>
      <text:p text:style-name="P1">pi@raspberrypi:~/Desktop/prosjektoppgave/prosjektoppgave $ python tensorFlowCNNTest.py </text:p>
      <text:p text:style-name="P1">Successfully downloaded train-images-idx3-ubyte.gz 9912422 bytes.</text:p>
      <text:p text:style-name="P1">Extracting /tmp/data/train-images-idx3-ubyte.gz</text:p>
      <text:p text:style-name="P1">Successfully downloaded train-labels-idx1-ubyte.gz 28881 bytes.</text:p>
      <text:p text:style-name="P1">Extracting /tmp/data/train-labels-idx1-ubyte.gz</text:p>
      <text:p text:style-name="P1">Successfully downloaded t10k-images-idx3-ubyte.gz 1648877 bytes.</text:p>
      <text:p text:style-name="P1">Extracting /tmp/data/t10k-images-idx3-ubyte.gz</text:p>
      <text:p text:style-name="P1">Successfully downloaded t10k-labels-idx1-ubyte.gz 4542 bytes.</text:p>
      <text:p text:style-name="P1">Extracting /tmp/data/t10k-labels-idx1-ubyte.gz</text:p>
      <text:p text:style-name="P1">Datasets(train=&lt;tensorflow.contrib.learn.python.learn.datasets.mnist.DataSet object at 0x708fe2f0&gt;, validation=&lt;tensorflow.contrib.learn.python.learn.datasets.mnist.DataSet object at 0x708fe230&gt;, test=&lt;tensorflow.contrib.learn.python.learn.datasets.mnist.DataSet object at 0x708fe290&gt;)</text:p>
      <text:p text:style-name="P1">0</text:p>
      <text:p text:style-name="P1">('Epoch ', 0, ' completed. Loss: ', 84437.275590896606)</text:p>
      <text:p text:style-name="P1">1</text:p>
      <text:p text:style-name="P1">('Epoch ', 1, ' completed. Loss: ', 20925.3331990242)</text:p>
      <text:p text:style-name="P1">2</text:p>
      <text:p text:style-name="P1">('Epoch ', 2, ' completed. Loss: ', 13823.279097318649)</text:p>
      <text:p text:style-name="P1">3</text:p>
      <text:p text:style-name="P1">('Epoch ', 3, ' completed. Loss: ', 10034.670028087299)</text:p>
      <text:p text:style-name="P1">4</text:p>
      <text:p text:style-name="P1">('Epoch ', 4, ' completed. Loss: ', 7270.6452777739496)</text:p>
      <text:p text:style-name="P1">5</text:p>
      <text:p text:style-name="P1">('Epoch ', 5, ' completed. Loss: ', 5849.724158349447)</text:p>
      <text:p text:style-name="P1">6</text:p>
      <text:p text:style-name="P1">('Epoch ', 6, ' completed. Loss: ', 4643.316311932158)</text:p>
      <text:p text:style-name="P1">7</text:p>
      <text:p text:style-name="P1">('Epoch ', 7, ' completed. Loss: ', 4154.377496579662)</text:p>
      <text:p text:style-name="P1">8</text:p>
      <text:p text:style-name="P1">('Epoch ', 8, ' completed. Loss: ', 3632.1665979437157)</text:p>
      <text:p text:style-name="P1">9</text:p>
      <text:p text:style-name="P1">('Epoch ', 9, ' completed. Loss: ', 3518.9218162614698)</text:p>
      <text:p text:style-name="P1">2017-10-10 16:58:48.818921: W tensorflow/core/framework/op_kernel.cc:1152] Resource exhausted: OOM when allocating tensor with shape[10000,28,28,32]</text:p>
      <text:p text:style-name="P1">Traceback (most recent call last):</text:p>
      <text:p text:style-name="P1"><text:s text:c="2"/>File "tensorFlowCNNTest.py", line 91, in &lt;module&gt;</text:p>
      <text:p text:style-name="P1"><text:s text:c="4"/>train_neural_network(x)</text:p>
      <text:p text:style-name="P1"><text:s text:c="2"/>File "tensorFlowCNNTest.py", line 89, in train_neural_network</text:p>
      <text:p text:style-name="P1"><text:s text:c="4"/>print("Accuracy: ", accuracy.eval({x: mnist.test.images, y: mnist.test.labels}))</text:p>
      <text:p text:style-name="P1"><text:s text:c="2"/>File "/usr/local/lib/python2.7/dist-packages/tensorflow/python/framework/ops.py", line 569, in eval</text:p>
      <text:p text:style-name="P1"><text:s text:c="4"/>return _eval_using_default_session(self, feed_dict, self.graph, session)</text:p>
      <text:p text:style-name="P1"><text:s text:c="2"/>File "/usr/local/lib/python2.7/dist-packages/tensorflow/python/framework/ops.py", line 3741, in _eval_using_default_session</text:p>
      <text:p text:style-name="P1"><text:s text:c="4"/>return session.run(tensors, feed_dict)</text:p>
      <text:p text:style-name="P1"><text:s text:c="2"/>File "/usr/local/lib/python2.7/dist-packages/tensorflow/python/client/session.py", line 778, in run</text:p>
      <text:p text:style-name="P1"><text:s text:c="4"/>run_metadata_ptr)</text:p>
      <text:p text:style-name="P1"><text:s text:c="2"/>File "/usr/local/lib/python2.7/dist-packages/tensorflow/python/client/session.py", line 982, in _run</text:p>
      <text:p text:style-name="P1"><text:s text:c="4"/>feed_dict_string, options, run_metadata)</text:p>
      <text:p text:style-name="P1"><text:s text:c="2"/>File "/usr/local/lib/python2.7/dist-packages/tensorflow/python/client/session.py", line 1032, in _do_run</text:p>
      <text:p text:style-name="P1"><text:soft-page-break/><text:s text:c="4"/>target_list, options, run_metadata)</text:p>
      <text:p text:style-name="P1"><text:s text:c="2"/>File "/usr/local/lib/python2.7/dist-packages/tensorflow/python/client/session.py", line 1052, in _do_call</text:p>
      <text:p text:style-name="P1"><text:s text:c="4"/>raise type(e)(node_def, op, message)</text:p>
      <text:p text:style-name="P1">tensorflow.python.framework.errors_impl.ResourceExhaustedError: OOM when allocating tensor with shape[10000,28,28,32]</text:p>
      <text:p text:style-name="P1"><text:tab/> [[Node: Conv2D = Conv2D[T=DT_FLOAT, data_format="NHWC", padding="SAME", strides=[1, 1, 1, 1], use_cudnn_on_gpu=true, _device="/job:localhost/replica:0/task:0/cpu:0"](Reshape, Variable/read)]]</text:p>
      <text:p text:style-name="P1"/>
      <text:p text:style-name="P1">Caused by op u'Conv2D', defined at:</text:p>
      <text:p text:style-name="P1"><text:s text:c="2"/>File "tensorFlowCNNTest.py", line 91, in &lt;module&gt;</text:p>
      <text:p text:style-name="P1"><text:s text:c="4"/>train_neural_network(x)</text:p>
      <text:p text:style-name="P1"><text:s text:c="2"/>File "tensorFlowCNNTest.py", line 65, in train_neural_network</text:p>
      <text:p text:style-name="P1"><text:s text:c="4"/>prediction = conv_neural_network_model(x)</text:p>
      <text:p text:style-name="P1"><text:s text:c="2"/>File "tensorFlowCNNTest.py", line 39, in conv_neural_network_model</text:p>
      <text:p text:style-name="P1"><text:s text:c="4"/>conv1 = tf.nn.relu(conv2d(x, weights['W_conv1']) + biases['b_conv1'] )</text:p>
      <text:p text:style-name="P1"><text:s text:c="2"/>File "tensorFlowCNNTest.py", line 21, in conv2d</text:p>
      <text:p text:style-name="P1"><text:s text:c="4"/>return tf.nn.conv2d(x, W, strides=[1,1,1,1], padding='SAME')</text:p>
      <text:p text:style-name="P1"><text:s text:c="2"/>File "/usr/local/lib/python2.7/dist-packages/tensorflow/python/ops/gen_nn_ops.py", line 403, in conv2d</text:p>
      <text:p text:style-name="P1"><text:s text:c="4"/>data_format=data_format, name=name)</text:p>
      <text:p text:style-name="P1"><text:s text:c="2"/>File "/usr/local/lib/python2.7/dist-packages/tensorflow/python/framework/op_def_library.py", line 768, in apply_op</text:p>
      <text:p text:style-name="P1"><text:s text:c="4"/>op_def=op_def)</text:p>
      <text:p text:style-name="P1"><text:s text:c="2"/>File "/usr/local/lib/python2.7/dist-packages/tensorflow/python/framework/ops.py", line 2336, in create_op</text:p>
      <text:p text:style-name="P1"><text:s text:c="4"/>original_op=self._default_original_op, op_def=op_def)</text:p>
      <text:p text:style-name="P1"><text:s text:c="2"/>File "/usr/local/lib/python2.7/dist-packages/tensorflow/python/framework/ops.py", line 1228, in __init__</text:p>
      <text:p text:style-name="P1"><text:s text:c="4"/>self._traceback = _extract_stack()</text:p>
      <text:p text:style-name="P1"/>
      <text:p text:style-name="P1">ResourceExhaustedError (see above for traceback): OOM when allocating tensor with shape[10000,28,28,32]</text:p>
      <text:p text:style-name="P1"><text:tab/> [[Node: Conv2D = Conv2D[T=DT_FLOAT, data_format="NHWC", padding="SAME", strides=[1, 1, 1, 1], use_cudnn_on_gpu=true, _device="/job:localhost/replica:0/task:0/cpu:0"](Reshape, Variable/read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58:46.465703989</meta:creation-date>
    <dc:date>2017-10-11T09:59:50.836561318</dc:date>
    <meta:editing-duration>PT1M6S</meta:editing-duration>
    <meta:editing-cycles>1</meta:editing-cycles>
    <meta:document-statistic meta:table-count="0" meta:image-count="0" meta:object-count="0" meta:page-count="2" meta:paragraph-count="70" meta:word-count="351" meta:character-count="4406" meta:non-whitespace-character-count="4024"/>
    <meta:generator>LibreOffice/5.2.7.2$Linux_ARM_EABI LibreOffice_project/528e71104c3fcc3637004cef595401b05295414c</meta:generator>
  </office:meta>
</office:document-meta>
</file>